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96969" draw:stroke-linejoin="round" svg:stroke-linecap="butt" draw:fill="solid" draw:fill-color="#696969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50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5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0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28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2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0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28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286cm" fo:padding-top="0cm" fo:padding-bottom="0cm" fo:padding-left="0cm" fo:padding-right="0cm"/>
      <style:paragraph-properties style:writing-mode="lr-tb"/>
    </style:style>
    <style:style style:name="gr14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62cm" fo:padding-top="0cm" fo:padding-bottom="0cm" fo:padding-left="0cm" fo:padding-right="0cm"/>
      <style:paragraph-properties style:writing-mode="lr-tb"/>
    </style:style>
    <style:style style:name="gr18" style:family="graphic" style:parent-style-name="Arrow_20_Line">
      <style:graphic-properties draw:textarea-horizontal-align="center" draw:textarea-vertical-align="middle" draw:line-distance="1.363cm"/>
      <style:paragraph-properties style:writing-mode="lr-tb"/>
    </style:style>
    <style:style style:name="gr19" style:family="graphic" style:parent-style-name="Arrow_20_Line">
      <style:graphic-properties draw:textarea-horizontal-align="center" draw:textarea-vertical-align="middle" draw:line-distance="1.4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4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18cm"/>
      <style:paragraph-properties style:writing-mode="lr-tb"/>
    </style:style>
    <style:style style:name="gr23" style:family="graphic" style:parent-style-name="standard">
      <style:graphic-properties draw:stroke="none" draw:fill="solid" draw:fill-color="#696969"/>
    </style:style>
    <style:style style:name="gr24" style:family="graphic" style:parent-style-name="standard">
      <style:graphic-properties draw:stroke="solid" svg:stroke-width="0.052cm" svg:stroke-color="#696969" draw:stroke-linejoin="round" svg:stroke-linecap="butt" draw:fill="none" fo:padding-top="0.026cm" fo:padding-bottom="0.026cm" fo:padding-left="0.026cm" fo:padding-right="0.026cm"/>
    </style:style>
    <style:style style:name="gr25" style:family="graphic" style:parent-style-name="standard">
      <style:graphic-properties draw:stroke="solid" svg:stroke-width="0.035cm" svg:stroke-color="#000000" draw:stroke-linejoin="round" svg:stroke-linecap="butt" draw:fill="solid" draw:fill-color="#000000" fo:padding-top="0.017cm" fo:padding-bottom="0.017cm" fo:padding-left="0.017cm" fo:padding-right="0.017cm"/>
    </style:style>
    <style:style style:name="P1" style:family="paragraph">
      <loext:graphic-properties draw:fill="solid" draw:fill-color="#696969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loext:graphic-properties draw:fill="none"/>
      <style:text-properties style:font-name="Liberation Serif" fo:font-size="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solid" draw:fill-color="#696969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000000"/>
    </style:style>
    <style:style style:name="T1" style:family="text">
      <style:text-properties fo:color="#000000" style:font-name="Liberation Serif" fo:font-size="8pt" style:font-size-asian="10pt" style:font-name-complex="DejaVuSans1" style:font-size-complex="10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8pt" style:font-size-complex="8pt"/>
    </style:style>
    <style:style style:name="T4" style:family="text">
      <style:text-properties style:font-name="Liberation Serif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143cm" svg:height="0.144cm" svg:x="6.771cm" svg:y="2.337cm" svg:viewBox="0 0 144 145" svg:d="M72 145c19 0 38-7 51-21 14-14 21-32 21-52 0-19-7-37-21-51-13-14-32-21-51-21s-37 7-51 21-21 32-21 51c0 20 7 38 21 52s32 21 51 21z">
          <text:p/>
        </draw:path>
        <draw:path draw:style-name="gr1" draw:text-style-name="P1" draw:layer="layout" svg:width="0.144cm" svg:height="0.144cm" svg:x="2.229cm" svg:y="2.337cm" svg:viewBox="0 0 145 145" svg:d="M73 145c19 0 37-7 51-21s21-32 21-52c0-19-7-37-21-51s-32-21-51-21c-20 0-38 7-52 21s-21 32-21 51c0 20 7 38 21 52s32 21 52 21z">
          <text:p/>
        </draw:path>
        <draw:path draw:style-name="gr1" draw:text-style-name="P1" draw:layer="layout" svg:width="0.144cm" svg:height="0.144cm" svg:x="5.473cm" svg:y="3.608cm" svg:viewBox="0 0 145 145" svg:d="M72 145c19 0 38-8 51-21 15-14 22-33 22-52s-7-37-22-51c-13-14-32-21-51-21s-37 7-51 21c-13 14-21 32-21 51s8 38 21 52c14 13 32 21 51 21z">
          <text:p/>
        </draw:path>
        <draw:path draw:style-name="gr1" draw:text-style-name="P1" draw:layer="layout" svg:width="0.144cm" svg:height="0.143cm" svg:x="2.229cm" svg:y="6.785cm" svg:viewBox="0 0 145 144" svg:d="M73 144c19 0 37-7 51-21 14-13 21-31 21-51s-7-37-21-51-32-21-51-21c-20 0-38 7-52 21s-21 31-21 51 7 38 21 51c14 14 32 21 52 21z">
          <text:p/>
        </draw:path>
        <draw:path draw:style-name="gr1" draw:text-style-name="P1" draw:layer="layout" svg:width="0.144cm" svg:height="0.144cm" svg:x="7.419cm" svg:y="4.243cm" svg:viewBox="0 0 145 145" svg:d="M73 145c19 0 37-8 51-21 14-14 21-32 21-51s-7-38-21-52-32-21-51-21-38 7-52 21c-13 14-21 33-21 52s8 37 21 51c14 13 33 21 52 21z">
          <text:p/>
        </draw:path>
        <draw:path draw:style-name="gr1" draw:text-style-name="P1" draw:layer="layout" svg:width="0.143cm" svg:height="0.143cm" svg:x="6.771cm" svg:y="6.785cm" svg:viewBox="0 0 144 144" svg:d="M72 144c19 0 38-7 51-21 14-13 21-31 21-51s-7-37-21-51c-13-14-32-21-51-21s-37 7-51 21-21 31-21 51 7 38 21 51c14 14 32 21 51 21z">
          <text:p/>
        </draw:path>
        <draw:path draw:style-name="gr1" draw:text-style-name="P1" draw:layer="layout" svg:width="0.144cm" svg:height="0.143cm" svg:x="3.526cm" svg:y="5.514cm" svg:viewBox="0 0 145 144" svg:d="M73 144c19 0 37-7 51-21 14-13 21-31 21-50 0-20-7-38-21-52s-32-21-51-21c-20 0-38 7-52 21-13 14-21 32-21 52 0 19 8 37 21 50 14 14 32 21 52 21z">
          <text:p/>
        </draw:path>
        <draw:path draw:style-name="gr1" draw:text-style-name="P1" draw:layer="layout" svg:width="0.144cm" svg:height="0.144cm" svg:x="4.175cm" svg:y="1.701cm" svg:viewBox="0 0 145 145" svg:d="M72 145c19 0 38-8 51-22 15-13 22-32 22-51s-7-37-22-51c-13-14-32-21-51-21s-37 7-51 21-21 32-21 51 7 38 21 51c14 14 32 22 51 22z">
          <text:p/>
        </draw:path>
        <draw:path draw:style-name="gr1" draw:text-style-name="P1" draw:layer="layout" svg:width="0.144cm" svg:height="0.143cm" svg:x="5.473cm" svg:y="5.514cm" svg:viewBox="0 0 145 144" svg:d="M72 144c19 0 38-7 51-21 15-13 22-31 22-50 0-20-7-38-22-52-13-14-32-21-51-21s-37 7-51 21c-13 14-21 32-21 52 0 19 8 37 21 50 14 14 32 21 51 21z">
          <text:p/>
        </draw:path>
        <draw:path draw:style-name="gr1" draw:text-style-name="P1" draw:layer="layout" svg:width="0.144cm" svg:height="0.144cm" svg:x="1.58cm" svg:y="4.879cm" svg:viewBox="0 0 145 145" svg:d="M72 145c19 0 38-8 51-22 14-13 22-32 22-51s-8-37-22-51c-13-14-32-21-51-21s-37 7-51 21c-13 14-21 32-21 51s8 38 21 51c14 14 32 22 51 22z">
          <text:p/>
        </draw:path>
        <draw:path draw:style-name="gr1" draw:text-style-name="P1" draw:layer="layout" svg:width="0.144cm" svg:height="0.144cm" svg:x="3.526cm" svg:y="3.608cm" svg:viewBox="0 0 145 145" svg:d="M73 145c19 0 37-8 51-21 14-14 21-33 21-52s-7-37-21-51-32-21-51-21c-20 0-38 7-52 21-13 14-21 32-21 51s8 38 21 52c14 13 32 21 52 21z">
          <text:p/>
        </draw:path>
        <draw:path draw:style-name="gr1" draw:text-style-name="P1" draw:layer="layout" svg:width="0.143cm" svg:height="0.143cm" svg:x="4.824cm" svg:y="7.421cm" svg:viewBox="0 0 144 144" svg:d="M73 144c19 0 37-7 50-21 14-13 21-31 21-50 0-20-7-38-21-52-13-14-31-21-50-21-20 0-38 7-52 21s-21 32-21 52c0 19 7 37 21 50 14 14 32 21 52 21z">
          <text:p/>
        </draw:path>
        <draw:polygon draw:style-name="gr2" draw:text-style-name="P2" draw:layer="layout" svg:width="0cm" svg:height="0.083cm" svg:x="1.569cm" svg:y="7.897cm" svg:viewBox="0 0 0 84" draw:points="0,0 0,84">
          <text:p/>
        </draw:polygon>
        <draw:line draw:style-name="gr3" draw:text-style-name="P3" draw:layer="layout" svg:x1="1.569cm" svg:y1="7.897cm" svg:x2="1.569cm" svg:y2="7.981cm">
          <text:p/>
        </draw:line>
        <draw:polygon draw:style-name="gr2" draw:text-style-name="P2" draw:layer="layout" svg:width="0cm" svg:height="0.083cm" svg:x="2.957cm" svg:y="7.897cm" svg:viewBox="0 0 0 84" draw:points="0,0 0,84">
          <text:p/>
        </draw:polygon>
        <draw:line draw:style-name="gr3" draw:text-style-name="P3" draw:layer="layout" svg:x1="2.957cm" svg:y1="7.897cm" svg:x2="2.957cm" svg:y2="7.981cm">
          <text:p/>
        </draw:line>
        <draw:frame draw:style-name="gr4" draw:text-style-name="P5" draw:layer="layout" svg:width="0.509cm" svg:height="0.441cm" svg:x="1.377cm" svg:y="8.025cm">
          <draw:text-box>
            <text:p text:style-name="P4"><text:span text:style-name="T1">0.0</text:span></text:p>
          </draw:text-box>
        </draw:frame>
        <draw:polygon draw:style-name="gr2" draw:text-style-name="P2" draw:layer="layout" svg:width="0cm" svg:height="0.083cm" svg:x="4.345cm" svg:y="7.897cm" svg:viewBox="0 0 0 84" draw:points="0,0 0,84">
          <text:p/>
        </draw:polygon>
        <draw:line draw:style-name="gr3" draw:text-style-name="P3" draw:layer="layout" svg:x1="4.345cm" svg:y1="7.897cm" svg:x2="4.345cm" svg:y2="7.981cm">
          <text:p/>
        </draw:line>
        <draw:frame draw:style-name="gr5" draw:text-style-name="P5" draw:layer="layout" svg:width="0.508cm" svg:height="0.441cm" svg:x="2.766cm" svg:y="8.025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cm" svg:height="0.083cm" svg:x="5.732cm" svg:y="7.897cm" svg:viewBox="0 0 0 84" draw:points="0,0 0,84">
          <text:p/>
        </draw:polygon>
        <draw:line draw:style-name="gr3" draw:text-style-name="P3" draw:layer="layout" svg:x1="5.732cm" svg:y1="7.897cm" svg:x2="5.732cm" svg:y2="7.981cm">
          <text:p/>
        </draw:line>
        <draw:frame draw:style-name="gr5" draw:text-style-name="P5" draw:layer="layout" svg:width="0.508cm" svg:height="0.441cm" svg:x="4.154cm" svg:y="8.025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cm" svg:height="0.083cm" svg:x="7.12cm" svg:y="7.897cm" svg:viewBox="0 0 0 84" draw:points="0,0 0,84">
          <text:p/>
        </draw:polygon>
        <draw:line draw:style-name="gr3" draw:text-style-name="P3" draw:layer="layout" svg:x1="7.12cm" svg:y1="7.897cm" svg:x2="7.12cm" svg:y2="7.981cm">
          <text:p/>
        </draw:line>
        <draw:frame draw:style-name="gr5" draw:text-style-name="P5" draw:layer="layout" svg:width="0.508cm" svg:height="0.441cm" svg:x="5.541cm" svg:y="8.025cm">
          <draw:text-box>
            <text:p text:style-name="P4"><text:span text:style-name="T1">0.6</text:span></text:p>
          </draw:text-box>
        </draw:frame>
        <draw:polygon draw:style-name="gr2" draw:text-style-name="P2" draw:layer="layout" svg:width="0.083cm" svg:height="0cm" svg:x="1.138cm" svg:y="7.571cm" svg:viewBox="0 0 84 0" draw:points="84,0 0,0">
          <text:p/>
        </draw:polygon>
        <draw:line draw:style-name="gr3" draw:text-style-name="P3" draw:layer="layout" svg:x1="1.222cm" svg:y1="7.571cm" svg:x2="1.138cm" svg:y2="7.571cm">
          <text:p/>
        </draw:line>
        <draw:frame draw:style-name="gr4" draw:text-style-name="P5" draw:layer="layout" svg:width="0.509cm" svg:height="0.441cm" svg:x="6.929cm" svg:y="8.025cm">
          <draw:text-box>
            <text:p text:style-name="P4"><text:span text:style-name="T1">0.8</text:span></text:p>
          </draw:text-box>
        </draw:frame>
        <draw:polygon draw:style-name="gr2" draw:text-style-name="P2" draw:layer="layout" svg:width="0.083cm" svg:height="0cm" svg:x="1.138cm" svg:y="6.265cm" svg:viewBox="0 0 84 0" draw:points="84,0 0,0">
          <text:p/>
        </draw:polygon>
        <draw:line draw:style-name="gr3" draw:text-style-name="P3" draw:layer="layout" svg:x1="1.222cm" svg:y1="6.265cm" svg:x2="1.138cm" svg:y2="6.265cm">
          <text:p/>
        </draw:line>
        <draw:frame draw:style-name="gr5" draw:text-style-name="P5" draw:layer="layout" svg:width="0.508cm" svg:height="0.441cm" svg:x="0.671cm" svg:y="7.44cm">
          <draw:text-box>
            <text:p text:style-name="P4"><text:span text:style-name="T1">0.0</text:span></text:p>
          </draw:text-box>
        </draw:frame>
        <draw:polygon draw:style-name="gr2" draw:text-style-name="P2" draw:layer="layout" svg:width="0.083cm" svg:height="0cm" svg:x="1.138cm" svg:y="4.958cm" svg:viewBox="0 0 84 0" draw:points="84,0 0,0">
          <text:p/>
        </draw:polygon>
        <draw:line draw:style-name="gr3" draw:text-style-name="P3" draw:layer="layout" svg:x1="1.222cm" svg:y1="4.958cm" svg:x2="1.138cm" svg:y2="4.958cm">
          <text:p/>
        </draw:line>
        <draw:frame draw:style-name="gr5" draw:text-style-name="P5" draw:layer="layout" svg:width="0.508cm" svg:height="0.441cm" svg:x="0.671cm" svg:y="6.133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.083cm" svg:height="0cm" svg:x="1.138cm" svg:y="3.652cm" svg:viewBox="0 0 84 0" draw:points="84,0 0,0">
          <text:p/>
        </draw:polygon>
        <draw:line draw:style-name="gr3" draw:text-style-name="P3" draw:layer="layout" svg:x1="1.222cm" svg:y1="3.652cm" svg:x2="1.138cm" svg:y2="3.652cm">
          <text:p/>
        </draw:line>
        <draw:frame draw:style-name="gr5" draw:text-style-name="P5" draw:layer="layout" svg:width="0.508cm" svg:height="0.441cm" svg:x="0.671cm" svg:y="4.827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.083cm" svg:height="0cm" svg:x="1.138cm" svg:y="2.346cm" svg:viewBox="0 0 84 0" draw:points="84,0 0,0">
          <text:p/>
        </draw:polygon>
        <draw:line draw:style-name="gr3" draw:text-style-name="P3" draw:layer="layout" svg:x1="1.222cm" svg:y1="2.346cm" svg:x2="1.138cm" svg:y2="2.346cm">
          <text:p/>
        </draw:line>
        <draw:frame draw:style-name="gr5" draw:text-style-name="P5" draw:layer="layout" svg:width="0.508cm" svg:height="0.441cm" svg:x="0.671cm" svg:y="3.522cm">
          <draw:text-box>
            <text:p text:style-name="P4"><text:span text:style-name="T1">0.6</text:span></text:p>
          </draw:text-box>
        </draw:frame>
        <draw:line draw:style-name="gr6" draw:text-style-name="P3" draw:layer="layout" svg:x1="1.569cm" svg:y1="7.571cm" svg:x2="1.569cm" svg:y2="1.693cm">
          <text:p/>
        </draw:line>
        <draw:line draw:style-name="gr6" draw:text-style-name="P3" draw:layer="layout" svg:x1="7.579cm" svg:y1="7.571cm" svg:x2="7.579cm" svg:y2="1.693cm">
          <text:p/>
        </draw:line>
        <draw:line draw:style-name="gr6" draw:text-style-name="P3" draw:layer="layout" svg:x1="1.569cm" svg:y1="7.571cm" svg:x2="7.579cm" svg:y2="7.571cm">
          <text:p/>
        </draw:line>
        <draw:line draw:style-name="gr6" draw:text-style-name="P3" draw:layer="layout" svg:x1="1.569cm" svg:y1="1.693cm" svg:x2="7.579cm" svg:y2="1.693cm">
          <text:p/>
        </draw:line>
        <draw:line draw:style-name="gr7" draw:text-style-name="P3" draw:layer="layout" svg:x1="1.222cm" svg:y1="7.897cm" svg:x2="1.222cm" svg:y2="1.694cm">
          <text:p/>
        </draw:line>
        <draw:line draw:style-name="gr7" draw:text-style-name="P3" draw:layer="layout" svg:x1="1.222cm" svg:y1="7.897cm" svg:x2="7.62cm" svg:y2="7.897cm">
          <text:p/>
        </draw:line>
        <draw:frame draw:style-name="gr5" draw:text-style-name="P5" draw:layer="layout" svg:width="0.508cm" svg:height="0.441cm" svg:x="0.671cm" svg:y="2.215cm">
          <draw:text-box>
            <text:p text:style-name="P4"><text:span text:style-name="T1">0.8</text:span></text:p>
          </draw:text-box>
        </draw:frame>
        <draw:frame draw:style-name="gr8" draw:text-style-name="P5" draw:layer="layout" svg:width="2.083cm" svg:height="0.441cm" svg:x="5.962cm" svg:y="2.514cm">
          <draw:text-box>
            <text:p text:style-name="P4"><text:span text:style-name="T1">(0.76, 0.790)</text:span></text:p>
          </draw:text-box>
        </draw:frame>
        <draw:frame draw:style-name="gr9" draw:text-style-name="P5" draw:layer="layout" svg:width="2.285cm" svg:height="0.441cm" svg:x="1.742cm" svg:y="2.514cm">
          <draw:text-box>
            <text:p text:style-name="P4"><text:span text:style-name="T1">(0.105, 0.790)</text:span></text:p>
          </draw:text-box>
        </draw:frame>
        <draw:frame draw:style-name="gr9" draw:text-style-name="P5" draw:layer="layout" svg:width="2.285cm" svg:height="0.441cm" svg:x="4.688cm" svg:y="3.784cm">
          <draw:text-box>
            <text:p text:style-name="P4"><text:span text:style-name="T1">(0.573, 0.595)</text:span></text:p>
          </draw:text-box>
        </draw:frame>
        <draw:frame draw:style-name="gr10" draw:text-style-name="P5" draw:layer="layout" svg:width="2.285cm" svg:height="0.44cm" svg:x="1.742cm" svg:y="6.963cm">
          <draw:text-box>
            <text:p text:style-name="P4"><text:span text:style-name="T1">(0.105, 0.109)</text:span></text:p>
          </draw:text-box>
        </draw:frame>
        <draw:frame draw:style-name="gr9" draw:text-style-name="P5" draw:layer="layout" svg:width="2.285cm" svg:height="0.441cm" svg:x="5.835cm" svg:y="4.42cm">
          <draw:text-box>
            <text:p text:style-name="P4"><text:span text:style-name="T1">(0.853, 0.498)</text:span></text:p>
          </draw:text-box>
        </draw:frame>
        <draw:frame draw:style-name="gr11" draw:text-style-name="P5" draw:layer="layout" svg:width="2.083cm" svg:height="0.44cm" svg:x="5.962cm" svg:y="6.963cm">
          <draw:text-box>
            <text:p text:style-name="P4"><text:span text:style-name="T1">(0.76, 0.109)</text:span></text:p>
          </draw:text-box>
        </draw:frame>
        <draw:frame draw:style-name="gr12" draw:text-style-name="P5" draw:layer="layout" svg:width="2.286cm" svg:height="0.44cm" svg:x="2.74cm" svg:y="5.691cm">
          <draw:text-box>
            <text:p text:style-name="P4"><text:span text:style-name="T1">(0.292, 0.303)</text:span></text:p>
          </draw:text-box>
        </draw:frame>
        <draw:frame draw:style-name="gr9" draw:text-style-name="P5" draw:layer="layout" svg:width="2.285cm" svg:height="0.441cm" svg:x="3.389cm" svg:y="1.878cm">
          <draw:text-box>
            <text:p text:style-name="P4"><text:span text:style-name="T1">(0.386, 0.887)</text:span></text:p>
          </draw:text-box>
        </draw:frame>
        <draw:frame draw:style-name="gr10" draw:text-style-name="P5" draw:layer="layout" svg:width="2.285cm" svg:height="0.44cm" svg:x="4.688cm" svg:y="5.691cm">
          <draw:text-box>
            <text:p text:style-name="P4"><text:span text:style-name="T1">(0.573, 0.303)</text:span></text:p>
          </draw:text-box>
        </draw:frame>
        <draw:frame draw:style-name="gr9" draw:text-style-name="P5" draw:layer="layout" svg:width="2.285cm" svg:height="0.441cm" svg:x="1.695cm" svg:y="5.056cm">
          <draw:text-box>
            <text:p text:style-name="P4"><text:span text:style-name="T1">(0.012, 0.401)</text:span></text:p>
          </draw:text-box>
        </draw:frame>
        <draw:frame draw:style-name="gr13" draw:text-style-name="P5" draw:layer="layout" svg:width="2.286cm" svg:height="0.441cm" svg:x="2.74cm" svg:y="3.784cm">
          <draw:text-box>
            <text:p text:style-name="P4"><text:span text:style-name="T1">(0.292, 0.595)</text:span></text:p>
          </draw:text-box>
        </draw:frame>
        <draw:frame draw:style-name="gr9" draw:text-style-name="P5" draw:layer="layout" svg:width="2.285cm" svg:height="0.441cm" svg:x="4.039cm" svg:y="7.097cm">
          <draw:text-box>
            <text:p text:style-name="P4"><text:span text:style-name="T1">(0.479, 0.012)</text:span></text:p>
          </draw:text-box>
        </draw:frame>
        <draw:measure draw:style-name="gr14" draw:text-style-name="P6" draw:layer="measurelines" svg:x1="1.57cm" svg:y1="2.552cm" svg:x2="7.579cm" svg:y2="2.553cm">
          <text:p text:style-name="P6"><text:span text:style-name="T2">0.866 m</text:span></text:p>
        </draw:measure>
        <draw:measure draw:style-name="gr15" draw:text-style-name="P7" draw:layer="measurelines" svg:x1="7.394cm" svg:y1="1.693cm" svg:x2="7.374cm" svg:y2="7.569cm">
          <text:p text:style-name="P7"/>
          <text:p text:style-name="P7"><text:span text:style-name="T2"/></text:p>
        </draw:measure>
        <draw:frame draw:style-name="gr16" draw:text-style-name="P9" draw:layer="layout" svg:width="0.54cm" svg:height="0.239cm" svg:x="8.082cm" svg:y="4.402cm">
          <draw:text-box>
            <text:p text:style-name="P8"><text:span text:style-name="T2">0.90m</text:span></text:p>
          </draw:text-box>
        </draw:frame>
        <draw:polygon draw:style-name="gr2" draw:text-style-name="P2" draw:layer="layout" svg:width="0cm" svg:height="0.083cm" svg:x="1.544cm" svg:y="16.803cm" svg:viewBox="0 0 0 84" draw:points="0,0 0,84">
          <text:p/>
        </draw:polygon>
        <draw:line draw:style-name="gr3" draw:text-style-name="P3" draw:layer="layout" svg:x1="1.544cm" svg:y1="16.803cm" svg:x2="1.544cm" svg:y2="16.887cm">
          <text:p/>
        </draw:line>
        <draw:polygon draw:style-name="gr2" draw:text-style-name="P2" draw:layer="layout" svg:width="0cm" svg:height="0.083cm" svg:x="2.941cm" svg:y="16.803cm" svg:viewBox="0 0 0 84" draw:points="0,0 0,84">
          <text:p/>
        </draw:polygon>
        <draw:line draw:style-name="gr3" draw:text-style-name="P3" draw:layer="layout" svg:x1="2.941cm" svg:y1="16.803cm" svg:x2="2.941cm" svg:y2="16.887cm">
          <text:p/>
        </draw:line>
        <draw:frame draw:style-name="gr17" draw:text-style-name="P5" draw:layer="layout" svg:width="0.362cm" svg:height="0.314cm" svg:x="1.352cm" svg:y="16.932cm">
          <draw:text-box>
            <text:p text:style-name="P4"><text:span text:style-name="T1">0.0</text:span></text:p>
          </draw:text-box>
        </draw:frame>
        <draw:polygon draw:style-name="gr2" draw:text-style-name="P2" draw:layer="layout" svg:width="0cm" svg:height="0.083cm" svg:x="4.338cm" svg:y="16.803cm" svg:viewBox="0 0 0 84" draw:points="0,0 0,84">
          <text:p/>
        </draw:polygon>
        <draw:line draw:style-name="gr3" draw:text-style-name="P3" draw:layer="layout" svg:x1="4.338cm" svg:y1="16.803cm" svg:x2="4.338cm" svg:y2="16.887cm">
          <text:p/>
        </draw:line>
        <draw:frame draw:style-name="gr17" draw:text-style-name="P5" draw:layer="layout" svg:width="0.362cm" svg:height="0.314cm" svg:x="2.749cm" svg:y="16.932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cm" svg:height="0.083cm" svg:x="5.735cm" svg:y="16.803cm" svg:viewBox="0 0 0 84" draw:points="0,0 0,84">
          <text:p/>
        </draw:polygon>
        <draw:line draw:style-name="gr3" draw:text-style-name="P3" draw:layer="layout" svg:x1="5.735cm" svg:y1="16.803cm" svg:x2="5.735cm" svg:y2="16.887cm">
          <text:p/>
        </draw:line>
        <draw:frame draw:style-name="gr17" draw:text-style-name="P5" draw:layer="layout" svg:width="0.362cm" svg:height="0.314cm" svg:x="4.147cm" svg:y="16.932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cm" svg:height="0.083cm" svg:x="7.132cm" svg:y="16.803cm" svg:viewBox="0 0 0 84" draw:points="0,0 0,84">
          <text:p/>
        </draw:polygon>
        <draw:line draw:style-name="gr3" draw:text-style-name="P3" draw:layer="layout" svg:x1="7.132cm" svg:y1="16.803cm" svg:x2="7.132cm" svg:y2="16.887cm">
          <text:p/>
        </draw:line>
        <draw:frame draw:style-name="gr17" draw:text-style-name="P5" draw:layer="layout" svg:width="0.362cm" svg:height="0.314cm" svg:x="5.543cm" svg:y="16.932cm">
          <draw:text-box>
            <text:p text:style-name="P4"><text:span text:style-name="T1">0.6</text:span></text:p>
          </draw:text-box>
        </draw:frame>
        <draw:polygon draw:style-name="gr2" draw:text-style-name="P2" draw:layer="layout" svg:width="0.084cm" svg:height="0cm" svg:x="1.11cm" svg:y="16.475cm" svg:viewBox="0 0 85 0" draw:points="85,0 0,0">
          <text:p/>
        </draw:polygon>
        <draw:line draw:style-name="gr3" draw:text-style-name="P3" draw:layer="layout" svg:x1="1.195cm" svg:y1="16.475cm" svg:x2="1.11cm" svg:y2="16.475cm">
          <text:p/>
        </draw:line>
        <draw:frame draw:style-name="gr17" draw:text-style-name="P5" draw:layer="layout" svg:width="0.362cm" svg:height="0.314cm" svg:x="6.94cm" svg:y="16.932cm">
          <draw:text-box>
            <text:p text:style-name="P4"><text:span text:style-name="T1">0.8</text:span></text:p>
          </draw:text-box>
        </draw:frame>
        <draw:polygon draw:style-name="gr2" draw:text-style-name="P2" draw:layer="layout" svg:width="0.084cm" svg:height="0cm" svg:x="1.11cm" svg:y="15.16cm" svg:viewBox="0 0 85 0" draw:points="85,0 0,0">
          <text:p/>
        </draw:polygon>
        <draw:line draw:style-name="gr3" draw:text-style-name="P3" draw:layer="layout" svg:x1="1.195cm" svg:y1="15.16cm" svg:x2="1.11cm" svg:y2="15.16cm">
          <text:p/>
        </draw:line>
        <draw:frame draw:style-name="gr17" draw:text-style-name="P5" draw:layer="layout" svg:width="0.362cm" svg:height="0.314cm" svg:x="0.641cm" svg:y="16.343cm">
          <draw:text-box>
            <text:p text:style-name="P4"><text:span text:style-name="T1">0.0</text:span></text:p>
          </draw:text-box>
        </draw:frame>
        <draw:polygon draw:style-name="gr2" draw:text-style-name="P2" draw:layer="layout" svg:width="0.084cm" svg:height="0cm" svg:x="1.11cm" svg:y="13.845cm" svg:viewBox="0 0 85 0" draw:points="85,0 0,0">
          <text:p/>
        </draw:polygon>
        <draw:line draw:style-name="gr3" draw:text-style-name="P3" draw:layer="layout" svg:x1="1.195cm" svg:y1="13.845cm" svg:x2="1.11cm" svg:y2="13.845cm">
          <text:p/>
        </draw:line>
        <draw:frame draw:style-name="gr17" draw:text-style-name="P5" draw:layer="layout" svg:width="0.362cm" svg:height="0.314cm" svg:x="0.641cm" svg:y="15.027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.084cm" svg:height="0cm" svg:x="1.11cm" svg:y="12.53cm" svg:viewBox="0 0 85 0" draw:points="85,0 0,0">
          <text:p/>
        </draw:polygon>
        <draw:line draw:style-name="gr3" draw:text-style-name="P3" draw:layer="layout" svg:x1="1.195cm" svg:y1="12.53cm" svg:x2="1.11cm" svg:y2="12.53cm">
          <text:p/>
        </draw:line>
        <draw:frame draw:style-name="gr17" draw:text-style-name="P5" draw:layer="layout" svg:width="0.362cm" svg:height="0.314cm" svg:x="0.641cm" svg:y="13.713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.084cm" svg:height="0cm" svg:x="1.11cm" svg:y="11.216cm" svg:viewBox="0 0 85 0" draw:points="85,0 0,0">
          <text:p/>
        </draw:polygon>
        <draw:line draw:style-name="gr3" draw:text-style-name="P3" draw:layer="layout" svg:x1="1.195cm" svg:y1="11.216cm" svg:x2="1.11cm" svg:y2="11.216cm">
          <text:p/>
        </draw:line>
        <draw:frame draw:style-name="gr17" draw:text-style-name="P5" draw:layer="layout" svg:width="0.362cm" svg:height="0.314cm" svg:x="0.641cm" svg:y="12.399cm">
          <draw:text-box>
            <text:p text:style-name="P4"><text:span text:style-name="T1">0.6</text:span></text:p>
          </draw:text-box>
        </draw:frame>
        <draw:line draw:style-name="gr7" draw:text-style-name="P3" draw:layer="layout" svg:x1="1.195cm" svg:y1="16.803cm" svg:x2="1.195cm" svg:y2="10.541cm">
          <text:p/>
        </draw:line>
        <draw:line draw:style-name="gr7" draw:text-style-name="P3" draw:layer="layout" svg:x1="1.195cm" svg:y1="16.803cm" svg:x2="7.62cm" svg:y2="16.803cm">
          <text:p/>
        </draw:line>
        <draw:frame draw:style-name="gr17" draw:text-style-name="P5" draw:layer="layout" svg:width="0.362cm" svg:height="0.314cm" svg:x="0.641cm" svg:y="11.083cm">
          <draw:text-box>
            <text:p text:style-name="P4"><text:span text:style-name="T1">0.8</text:span></text:p>
          </draw:text-box>
        </draw:frame>
        <draw:measure draw:style-name="gr18" draw:text-style-name="P10" draw:layer="layout" svg:x1="2.934cm" svg:y1="11.554cm" svg:x2="3.593cm" svg:y2="11.554cm">
          <text:p text:style-name="P10"><text:span text:style-name="T3">0.0935 m</text:span></text:p>
        </draw:measure>
        <draw:measure draw:style-name="gr19" draw:text-style-name="P7" draw:layer="layout" svg:x1="6.495cm" svg:y1="11.919cm" svg:x2="6.495cm" svg:y2="12.559cm">
          <text:p text:style-name="P7"/>
          <text:p text:style-name="P7"><text:span text:style-name="T2"/></text:p>
        </draw:measure>
        <draw:frame draw:style-name="gr20" draw:text-style-name="P9" draw:layer="layout" svg:width="0.806cm" svg:height="0.239cm" svg:x="8.082cm" svg:y="12.121cm">
          <draw:text-box>
            <text:p text:style-name="P8"><text:span text:style-name="T2">0</text:span><text:span text:style-name="T2">.</text:span><text:span text:style-name="T2">0</text:span><text:span text:style-name="T2">9</text:span><text:span text:style-name="T2">7</text:span><text:span text:style-name="T2">3</text:span><text:span text:style-name="T2"> </text:span><text:span text:style-name="T2">m</text:span></text:p>
          </draw:text-box>
        </draw:frame>
        <draw:frame draw:style-name="gr21" draw:text-style-name="P11" draw:layer="layout" svg:width="2.402cm" svg:height="0.314cm" svg:x="0.381cm" svg:y="0.254cm">
          <draw:text-box>
            <text:p><text:span text:style-name="T4">a) Training </text:span><text:span text:style-name="T4">data set</text:span></text:p>
          </draw:text-box>
        </draw:frame>
        <draw:frame draw:style-name="gr22" draw:text-style-name="P11" draw:layer="layout" svg:width="2.618cm" svg:height="0.314cm" svg:x="0.381cm" svg:y="9.255cm">
          <draw:text-box>
            <text:p><text:span text:style-name="T4">b) Validation </text:span><text:span text:style-name="T4">data set</text:span></text:p>
          </draw:text-box>
        </draw:frame>
        <draw:path draw:style-name="gr23" draw:text-style-name="P12" draw:layer="layout" svg:width="0.145cm" svg:height="0.146cm" svg:x="6.796cm" svg:y="11.203cm" svg:viewBox="0 0 146 147" svg:d="M0 147l146-147zM0 0l146 147z">
          <text:p/>
        </draw:path>
        <draw:path draw:style-name="gr24" draw:text-style-name="P13" draw:layer="layout" svg:width="0.145cm" svg:height="0.146cm" svg:x="6.796cm" svg:y="11.203cm" svg:viewBox="0 0 146 147" svg:d="M0 147l146-147M0 0l146 147">
          <text:p/>
        </draw:path>
        <draw:path draw:style-name="gr23" draw:text-style-name="P12" draw:layer="layout" svg:width="0.146cm" svg:height="0.146cm" svg:x="2.204cm" svg:y="11.203cm" svg:viewBox="0 0 147 147" svg:d="M0 147l147-147zM0 0l147 147z">
          <text:p/>
        </draw:path>
        <draw:path draw:style-name="gr24" draw:text-style-name="P13" draw:layer="layout" svg:width="0.146cm" svg:height="0.146cm" svg:x="2.204cm" svg:y="11.203cm" svg:viewBox="0 0 147 147" svg:d="M0 147l147-147M0 0l147 147">
          <text:p/>
        </draw:path>
        <draw:path draw:style-name="gr23" draw:text-style-name="P12" draw:layer="layout" svg:width="0.146cm" svg:height="0.146cm" svg:x="5.484cm" svg:y="12.488cm" svg:viewBox="0 0 147 147" svg:d="M0 147l147-147zM0 0l147 147z">
          <text:p/>
        </draw:path>
        <draw:path draw:style-name="gr24" draw:text-style-name="P13" draw:layer="layout" svg:width="0.146cm" svg:height="0.146cm" svg:x="5.484cm" svg:y="12.488cm" svg:viewBox="0 0 147 147" svg:d="M0 147l147-147M0 0l147 147">
          <text:p/>
        </draw:path>
        <draw:path draw:style-name="gr23" draw:text-style-name="P12" draw:layer="layout" svg:width="0.146cm" svg:height="0.145cm" svg:x="2.204cm" svg:y="15.7cm" svg:viewBox="0 0 147 146" svg:d="M0 146l147-146zM0 0l147 146z">
          <text:p/>
        </draw:path>
        <draw:path draw:style-name="gr24" draw:text-style-name="P13" draw:layer="layout" svg:width="0.146cm" svg:height="0.145cm" svg:x="2.204cm" svg:y="15.7cm" svg:viewBox="0 0 147 146" svg:d="M0 146l147-146M0 0l147 146">
          <text:p/>
        </draw:path>
        <draw:path draw:style-name="gr23" draw:text-style-name="P12" draw:layer="layout" svg:width="0.146cm" svg:height="0.146cm" svg:x="7.452cm" svg:y="13.13cm" svg:viewBox="0 0 147 147" svg:d="M0 147l147-147zM0 0l147 147z">
          <text:p/>
        </draw:path>
        <draw:path draw:style-name="gr24" draw:text-style-name="P13" draw:layer="layout" svg:width="0.146cm" svg:height="0.146cm" svg:x="7.452cm" svg:y="13.13cm" svg:viewBox="0 0 147 147" svg:d="M0 147l147-147M0 0l147 147">
          <text:p/>
        </draw:path>
        <draw:path draw:style-name="gr23" draw:text-style-name="P12" draw:layer="layout" svg:width="0.145cm" svg:height="0.145cm" svg:x="6.796cm" svg:y="15.7cm" svg:viewBox="0 0 146 146" svg:d="M0 146l146-146zM0 0l146 146z">
          <text:p/>
        </draw:path>
        <draw:path draw:style-name="gr24" draw:text-style-name="P13" draw:layer="layout" svg:width="0.145cm" svg:height="0.145cm" svg:x="6.796cm" svg:y="15.7cm" svg:viewBox="0 0 146 146" svg:d="M0 146l146-146M0 0l146 146">
          <text:p/>
        </draw:path>
        <draw:path draw:style-name="gr23" draw:text-style-name="P12" draw:layer="layout" svg:width="0.146cm" svg:height="0.145cm" svg:x="3.516cm" svg:y="14.415cm" svg:viewBox="0 0 147 146" svg:d="M0 146l147-146zM0 0l147 146z">
          <text:p/>
        </draw:path>
        <draw:path draw:style-name="gr24" draw:text-style-name="P13" draw:layer="layout" svg:width="0.146cm" svg:height="0.145cm" svg:x="3.516cm" svg:y="14.415cm" svg:viewBox="0 0 147 146" svg:d="M0 146l147-146M0 0l147 146">
          <text:p/>
        </draw:path>
        <draw:path draw:style-name="gr23" draw:text-style-name="P12" draw:layer="layout" svg:width="0.146cm" svg:height="0.146cm" svg:x="4.172cm" svg:y="10.56cm" svg:viewBox="0 0 147 147" svg:d="M0 147l147-147zM0 0l147 147z">
          <text:p/>
        </draw:path>
        <draw:path draw:style-name="gr24" draw:text-style-name="P13" draw:layer="layout" svg:width="0.146cm" svg:height="0.146cm" svg:x="4.172cm" svg:y="10.56cm" svg:viewBox="0 0 147 147" svg:d="M0 147l147-147M0 0l147 147">
          <text:p/>
        </draw:path>
        <draw:path draw:style-name="gr23" draw:text-style-name="P12" draw:layer="layout" svg:width="0.146cm" svg:height="0.145cm" svg:x="5.484cm" svg:y="14.415cm" svg:viewBox="0 0 147 146" svg:d="M0 146l147-146zM0 0l147 146z">
          <text:p/>
        </draw:path>
        <draw:path draw:style-name="gr24" draw:text-style-name="P13" draw:layer="layout" svg:width="0.146cm" svg:height="0.145cm" svg:x="5.484cm" svg:y="14.415cm" svg:viewBox="0 0 147 146" svg:d="M0 146l147-146M0 0l147 146">
          <text:p/>
        </draw:path>
        <draw:path draw:style-name="gr23" draw:text-style-name="P12" draw:layer="layout" svg:width="0.146cm" svg:height="0.146cm" svg:x="1.548cm" svg:y="13.772cm" svg:viewBox="0 0 147 147" svg:d="M0 147l147-147zM0 0l147 147z">
          <text:p/>
        </draw:path>
        <draw:path draw:style-name="gr24" draw:text-style-name="P13" draw:layer="layout" svg:width="0.146cm" svg:height="0.146cm" svg:x="1.548cm" svg:y="13.772cm" svg:viewBox="0 0 147 147" svg:d="M0 147l147-147M0 0l147 147">
          <text:p/>
        </draw:path>
        <draw:path draw:style-name="gr23" draw:text-style-name="P12" draw:layer="layout" svg:width="0.146cm" svg:height="0.146cm" svg:x="3.516cm" svg:y="12.488cm" svg:viewBox="0 0 147 147" svg:d="M0 147l147-147zM0 0l147 147z">
          <text:p/>
        </draw:path>
        <draw:path draw:style-name="gr24" draw:text-style-name="P13" draw:layer="layout" svg:width="0.146cm" svg:height="0.146cm" svg:x="3.516cm" svg:y="12.488cm" svg:viewBox="0 0 147 147" svg:d="M0 147l147-147M0 0l147 147">
          <text:p/>
        </draw:path>
        <draw:path draw:style-name="gr23" draw:text-style-name="P12" draw:layer="layout" svg:width="0.145cm" svg:height="0.145cm" svg:x="4.828cm" svg:y="16.342cm" svg:viewBox="0 0 146 146" svg:d="M0 146l146-146zM0 0l146 146z">
          <text:p/>
        </draw:path>
        <draw:path draw:style-name="gr24" draw:text-style-name="P13" draw:layer="layout" svg:width="0.145cm" svg:height="0.145cm" svg:x="4.828cm" svg:y="16.342cm" svg:viewBox="0 0 146 146" svg:d="M0 146l146-146M0 0l146 146">
          <text:p/>
        </draw:path>
        <draw:path draw:style-name="gr25" draw:text-style-name="P14" draw:layer="layout" svg:width="0.073cm" svg:height="0.073cm" svg:x="5.52cm" svg:y="13.809cm" svg:viewBox="0 0 74 74" svg:d="M37 74c10 0 19-4 26-11s11-16 11-26-4-20-11-27-16-10-26-10-19 3-26 10-11 17-11 27 4 19 11 26 16 11 26 11z">
          <text:p/>
        </draw:path>
        <draw:path draw:style-name="gr25" draw:text-style-name="P14" draw:layer="layout" svg:width="0.073cm" svg:height="0.073cm" svg:x="7.488cm" svg:y="14.451cm" svg:viewBox="0 0 74 74" svg:d="M37 74c10 0 19-4 26-11s11-16 11-27c0-9-4-19-11-26s-16-10-26-10c-9 0-18 3-26 10-7 7-11 17-11 26 0 11 4 20 11 27 8 7 17 11 26 11z">
          <text:p/>
        </draw:path>
        <draw:path draw:style-name="gr25" draw:text-style-name="P14" draw:layer="layout" svg:width="0.073cm" svg:height="0.072cm" svg:x="2.241cm" svg:y="16.379cm" svg:viewBox="0 0 74 73" svg:d="M36 73c10 0 19-3 27-11 7-7 11-16 11-26s-4-19-11-26c-8-7-17-10-27-10-9 0-19 3-25 10-7 7-11 16-11 26s4 19 11 26c6 8 16 11 25 11z">
          <text:p/>
        </draw:path>
        <draw:path draw:style-name="gr25" draw:text-style-name="P14" draw:layer="layout" svg:width="0.073cm" svg:height="0.073cm" svg:x="1.585cm" svg:y="11.239cm" svg:viewBox="0 0 74 74" svg:d="M36 74c10 0 20-4 27-11s11-16 11-26c0-9-4-19-11-26s-17-11-27-11c-9 0-18 4-25 11s-11 17-11 26c0 10 4 19 11 26s16 11 25 11z">
          <text:p/>
        </draw:path>
        <draw:path draw:style-name="gr25" draw:text-style-name="P14" draw:layer="layout" svg:width="0.073cm" svg:height="0.073cm" svg:x="4.209cm" svg:y="13.167cm" svg:viewBox="0 0 74 74" svg:d="M36 74c11 0 20-4 27-11s11-16 11-26c0-9-4-20-11-27s-16-10-27-10c-9 0-19 3-25 10-7 7-11 18-11 27 0 10 4 19 11 26 6 7 16 11 25 11z">
          <text:p/>
        </draw:path>
        <draw:path draw:style-name="gr25" draw:text-style-name="P14" draw:layer="layout" svg:width="0.073cm" svg:height="0.073cm" svg:x="2.897cm" svg:y="11.239cm" svg:viewBox="0 0 74 74" svg:d="M36 74c10 0 20-4 27-11s11-16 11-26c0-9-4-19-11-26s-17-11-27-11c-9 0-19 4-26 11s-10 17-10 26c0 10 3 19 10 26s17 11 26 11z">
          <text:p/>
        </draw:path>
        <draw:path draw:style-name="gr25" draw:text-style-name="P14" draw:layer="layout" svg:width="0.073cm" svg:height="0.073cm" svg:x="4.209cm" svg:y="13.809cm" svg:viewBox="0 0 74 74" svg:d="M36 74c11 0 20-4 27-11s11-16 11-26-4-20-11-27-16-10-27-10c-9 0-19 3-25 10-7 7-11 17-11 27s4 19 11 26c6 7 16 11 25 11z">
          <text:p/>
        </draw:path>
        <draw:path draw:style-name="gr25" draw:text-style-name="P14" draw:layer="layout" svg:width="0.073cm" svg:height="0.073cm" svg:x="2.241cm" svg:y="11.882cm" svg:viewBox="0 0 74 74" svg:d="M36 74c10 0 19-4 27-11 7-7 11-16 11-26 0-9-4-19-11-26-8-8-17-11-27-11-9 0-19 3-25 11-7 7-11 17-11 26 0 10 4 19 11 26 6 7 16 11 25 11z">
          <text:p/>
        </draw:path>
        <draw:path draw:style-name="gr25" draw:text-style-name="P14" draw:layer="layout" svg:width="0.073cm" svg:height="0.073cm" svg:x="4.865cm" svg:y="11.239cm" svg:viewBox="0 0 74 74" svg:d="M36 74c11 0 20-4 27-11s11-16 11-26c0-9-4-19-11-26s-16-11-27-11c-9 0-19 4-26 11s-10 17-10 26c0 10 3 19 10 26s17 11 26 11z">
          <text:p/>
        </draw:path>
        <draw:path draw:style-name="gr25" draw:text-style-name="P14" draw:layer="layout" svg:width="0.073cm" svg:height="0.073cm" svg:x="6.177cm" svg:y="15.094cm" svg:viewBox="0 0 74 74" svg:d="M37 74c10 0 19-4 26-11s11-17 11-27c0-9-4-19-11-26s-16-10-26-10c-9 0-20 3-26 10-7 7-11 17-11 26 0 10 4 20 11 27 6 7 17 11 26 11z">
          <text:p/>
        </draw:path>
        <draw:path draw:style-name="gr25" draw:text-style-name="P14" draw:layer="layout" svg:width="0.073cm" svg:height="0.073cm" svg:x="3.552cm" svg:y="10.597cm" svg:viewBox="0 0 74 74" svg:d="M36 74c10 0 20-4 27-12 7-7 11-16 11-26 0-9-4-19-11-26-7-6-17-10-27-10-9 0-18 4-25 10-7 7-11 17-11 26 0 10 4 19 11 26 7 8 16 12 25 12z">
          <text:p/>
        </draw:path>
        <draw:path draw:style-name="gr25" draw:text-style-name="P14" draw:layer="layout" svg:width="0.073cm" svg:height="0.073cm" svg:x="4.209cm" svg:y="14.451cm" svg:viewBox="0 0 74 74" svg:d="M36 74c11 0 20-4 27-11s11-16 11-27c0-9-4-19-11-26s-16-10-27-10c-9 0-19 3-25 10-7 7-11 17-11 26 0 11 4 20 11 27 6 7 16 11 25 11z">
          <text:p/>
        </draw:path>
        <draw:path draw:style-name="gr25" draw:text-style-name="P14" draw:layer="layout" svg:width="0.073cm" svg:height="0.073cm" svg:x="2.897cm" svg:y="13.167cm" svg:viewBox="0 0 74 74" svg:d="M36 74c10 0 20-4 27-11s11-16 11-26c0-9-4-20-11-27s-17-10-27-10c-9 0-19 3-26 10s-10 18-10 27c0 10 3 19 10 26s17 11 26 11z">
          <text:p/>
        </draw:path>
        <draw:path draw:style-name="gr25" draw:text-style-name="P14" draw:layer="layout" svg:width="0.073cm" svg:height="0.073cm" svg:x="4.209cm" svg:y="11.239cm" svg:viewBox="0 0 74 74" svg:d="M36 74c11 0 20-4 27-11s11-16 11-26c0-9-4-19-11-26s-16-11-27-11c-9 0-19 4-25 11-7 7-11 17-11 26 0 10 4 19 11 26 6 7 16 11 25 11z">
          <text:p/>
        </draw:path>
        <draw:path draw:style-name="gr25" draw:text-style-name="P14" draw:layer="layout" svg:width="0.073cm" svg:height="0.073cm" svg:x="4.865cm" svg:y="12.524cm" svg:viewBox="0 0 74 74" svg:d="M36 74c11 0 20-4 27-11s11-16 11-26c0-9-4-20-11-27s-16-10-27-10c-9 0-19 3-26 10s-10 18-10 27c0 10 3 19 10 26s17 11 26 11z">
          <text:p/>
        </draw:path>
        <draw:path draw:style-name="gr25" draw:text-style-name="P14" draw:layer="layout" svg:width="0.073cm" svg:height="0.073cm" svg:x="2.897cm" svg:y="14.451cm" svg:viewBox="0 0 74 74" svg:d="M36 74c10 0 20-4 27-11s11-16 11-27c0-9-4-19-11-26s-17-10-27-10c-9 0-19 3-26 10s-10 17-10 26c0 11 3 20 10 27s17 11 26 11z">
          <text:p/>
        </draw:path>
        <draw:path draw:style-name="gr25" draw:text-style-name="P14" draw:layer="layout" svg:width="0.073cm" svg:height="0.073cm" svg:x="3.552cm" svg:y="11.239cm" svg:viewBox="0 0 74 74" svg:d="M36 74c10 0 20-4 27-11s11-16 11-26c0-9-4-19-11-26s-17-11-27-11c-9 0-18 4-25 11s-11 17-11 26c0 10 4 19 11 26s16 11 25 11z">
          <text:p/>
        </draw:path>
        <draw:path draw:style-name="gr25" draw:text-style-name="P14" draw:layer="layout" svg:width="0.073cm" svg:height="0.073cm" svg:x="5.52cm" svg:y="13.167cm" svg:viewBox="0 0 74 74" svg:d="M37 74c10 0 19-4 26-11s11-16 11-26c0-9-4-20-11-27s-16-10-26-10-19 3-26 10-11 18-11 27c0 10 4 19 11 26s16 11 26 11z">
          <text:p/>
        </draw:path>
        <draw:path draw:style-name="gr25" draw:text-style-name="P14" draw:layer="layout" svg:width="0.073cm" svg:height="0.073cm" svg:x="6.177cm" svg:y="10.597cm" svg:viewBox="0 0 74 74" svg:d="M37 74c10 0 19-4 26-12 7-7 11-16 11-26 0-9-4-19-11-26-7-6-16-10-26-10-9 0-20 4-26 10-7 7-11 17-11 26 0 10 4 19 11 26 6 8 17 12 26 12z">
          <text:p/>
        </draw:path>
        <draw:path draw:style-name="gr25" draw:text-style-name="P14" draw:layer="layout" svg:width="0.073cm" svg:height="0.073cm" svg:x="3.552cm" svg:y="13.167cm" svg:viewBox="0 0 74 74" svg:d="M36 74c10 0 20-4 27-11s11-16 11-26c0-9-4-20-11-27s-17-10-27-10c-9 0-18 3-25 10s-11 18-11 27c0 10 4 19 11 26s16 11 25 11z">
          <text:p/>
        </draw:path>
        <draw:path draw:style-name="gr25" draw:text-style-name="P14" draw:layer="layout" svg:width="0.073cm" svg:height="0.073cm" svg:x="1.585cm" svg:y="11.882cm" svg:viewBox="0 0 74 74" svg:d="M36 74c10 0 20-4 27-11s11-16 11-26c0-9-4-19-11-26-7-8-17-11-27-11-9 0-18 3-25 11-7 7-11 17-11 26 0 10 4 19 11 26s16 11 25 11z">
          <text:p/>
        </draw:path>
        <draw:path draw:style-name="gr25" draw:text-style-name="P14" draw:layer="layout" svg:width="0.073cm" svg:height="0.073cm" svg:x="7.488cm" svg:y="13.809cm" svg:viewBox="0 0 74 74" svg:d="M37 74c10 0 19-4 26-11s11-16 11-26-4-20-11-27-16-10-26-10c-9 0-18 3-26 10-7 7-11 17-11 27s4 19 11 26c8 7 17 11 26 11z">
          <text:p/>
        </draw:path>
        <draw:path draw:style-name="gr25" draw:text-style-name="P14" draw:layer="layout" svg:width="0.073cm" svg:height="0.073cm" svg:x="1.585cm" svg:y="12.524cm" svg:viewBox="0 0 74 74" svg:d="M36 74c10 0 20-4 27-11s11-16 11-26c0-9-4-20-11-27s-17-10-27-10c-9 0-18 3-25 10s-11 18-11 27c0 10 4 19 11 26s16 11 25 11z">
          <text:p/>
        </draw:path>
        <draw:path draw:style-name="gr25" draw:text-style-name="P14" draw:layer="layout" svg:width="0.073cm" svg:height="0.073cm" svg:x="1.585cm" svg:y="14.451cm" svg:viewBox="0 0 74 74" svg:d="M36 74c10 0 20-4 27-11s11-16 11-27c0-9-4-19-11-26s-17-10-27-10c-9 0-18 3-25 10s-11 17-11 26c0 11 4 20 11 27s16 11 25 11z">
          <text:p/>
        </draw:path>
        <draw:path draw:style-name="gr25" draw:text-style-name="P14" draw:layer="layout" svg:width="0.073cm" svg:height="0.073cm" svg:x="4.209cm" svg:y="11.882cm" svg:viewBox="0 0 74 74" svg:d="M36 74c11 0 20-4 27-11s11-16 11-26c0-9-4-19-11-26-7-8-16-11-27-11-9 0-19 3-25 11-7 7-11 17-11 26 0 10 4 19 11 26 6 7 16 11 25 11z">
          <text:p/>
        </draw:path>
        <draw:path draw:style-name="gr25" draw:text-style-name="P14" draw:layer="layout" svg:width="0.073cm" svg:height="0.072cm" svg:x="5.52cm" svg:y="15.736cm" svg:viewBox="0 0 74 73" svg:d="M37 73c10 0 19-3 26-10 7-8 11-17 11-27 0-9-4-19-11-26s-16-10-26-10-19 3-26 10-11 17-11 26c0 10 4 19 11 27 7 7 16 10 26 10z">
          <text:p/>
        </draw:path>
        <draw:path draw:style-name="gr25" draw:text-style-name="P14" draw:layer="layout" svg:width="0.073cm" svg:height="0.073cm" svg:x="6.177cm" svg:y="11.239cm" svg:viewBox="0 0 74 74" svg:d="M37 74c10 0 19-4 26-11s11-16 11-26c0-9-4-19-11-26s-16-11-26-11c-9 0-20 4-26 11-7 7-11 17-11 26 0 10 4 19 11 26 6 7 17 11 26 11z">
          <text:p/>
        </draw:path>
        <draw:path draw:style-name="gr25" draw:text-style-name="P14" draw:layer="layout" svg:width="0.073cm" svg:height="0.073cm" svg:x="7.488cm" svg:y="11.882cm" svg:viewBox="0 0 74 74" svg:d="M37 74c10 0 19-4 26-11s11-16 11-26c0-9-4-19-11-26-7-8-16-11-26-11-9 0-18 3-26 11-7 7-11 17-11 26 0 10 4 19 11 26 8 7 17 11 26 11z">
          <text:p/>
        </draw:path>
        <draw:path draw:style-name="gr25" draw:text-style-name="P14" draw:layer="layout" svg:width="0.073cm" svg:height="0.073cm" svg:x="3.552cm" svg:y="13.809cm" svg:viewBox="0 0 74 74" svg:d="M36 74c10 0 20-4 27-11s11-16 11-26-4-20-11-27-17-10-27-10c-9 0-18 3-25 10s-11 17-11 27 4 19 11 26 16 11 25 11z">
          <text:p/>
        </draw:path>
        <draw:path draw:style-name="gr25" draw:text-style-name="P14" draw:layer="layout" svg:width="0.073cm" svg:height="0.072cm" svg:x="5.52cm" svg:y="16.379cm" svg:viewBox="0 0 74 73" svg:d="M37 73c10 0 19-3 26-11 7-7 11-16 11-26s-4-19-11-26-16-10-26-10-19 3-26 10-11 16-11 26 4 19 11 26c7 8 16 11 26 11z">
          <text:p/>
        </draw:path>
        <draw:path draw:style-name="gr25" draw:text-style-name="P14" draw:layer="layout" svg:width="0.073cm" svg:height="0.073cm" svg:x="6.833cm" svg:y="10.597cm" svg:viewBox="0 0 74 74" svg:d="M37 74c10 0 19-4 26-12 7-7 11-16 11-26 0-9-4-19-11-26-7-6-16-10-26-10-9 0-20 4-27 10-7 7-10 17-10 26 0 10 3 19 10 26 7 8 18 12 27 12z">
          <text:p/>
        </draw:path>
        <draw:path draw:style-name="gr25" draw:text-style-name="P14" draw:layer="layout" svg:width="0.073cm" svg:height="0.073cm" svg:x="4.865cm" svg:y="14.451cm" svg:viewBox="0 0 74 74" svg:d="M36 74c11 0 20-4 27-11s11-16 11-27c0-9-4-19-11-26s-16-10-27-10c-9 0-19 3-26 10s-10 17-10 26c0 11 3 20 10 27s17 11 26 11z">
          <text:p/>
        </draw:path>
        <draw:path draw:style-name="gr25" draw:text-style-name="P14" draw:layer="layout" svg:width="0.073cm" svg:height="0.073cm" svg:x="2.897cm" svg:y="10.597cm" svg:viewBox="0 0 74 74" svg:d="M36 74c10 0 20-4 27-12 7-7 11-16 11-26 0-9-4-19-11-26-7-6-17-10-27-10-9 0-19 4-26 10-7 7-10 17-10 26 0 10 3 19 10 26 7 8 17 12 26 12z">
          <text:p/>
        </draw:path>
        <draw:path draw:style-name="gr25" draw:text-style-name="P14" draw:layer="layout" svg:width="0.073cm" svg:height="0.073cm" svg:x="2.897cm" svg:y="12.524cm" svg:viewBox="0 0 74 74" svg:d="M36 74c10 0 20-4 27-11s11-16 11-26c0-9-4-20-11-27s-17-10-27-10c-9 0-19 3-26 10s-10 18-10 27c0 10 3 19 10 26s17 11 26 11z">
          <text:p/>
        </draw:path>
        <draw:path draw:style-name="gr25" draw:text-style-name="P14" draw:layer="layout" svg:width="0.073cm" svg:height="0.073cm" svg:x="2.897cm" svg:y="11.882cm" svg:viewBox="0 0 74 74" svg:d="M36 74c10 0 20-4 27-11s11-16 11-26c0-9-4-19-11-26-7-8-17-11-27-11-9 0-19 3-26 11-7 7-10 17-10 26 0 10 3 19 10 26s17 11 26 11z">
          <text:p/>
        </draw:path>
        <draw:path draw:style-name="gr25" draw:text-style-name="P14" draw:layer="layout" svg:width="0.073cm" svg:height="0.073cm" svg:x="6.177cm" svg:y="14.451cm" svg:viewBox="0 0 74 74" svg:d="M37 74c10 0 19-4 26-11s11-16 11-27c0-9-4-19-11-26s-16-10-26-10c-9 0-20 3-26 10-7 7-11 17-11 26 0 11 4 20 11 27 6 7 17 11 26 11z">
          <text:p/>
        </draw:path>
        <draw:path draw:style-name="gr25" draw:text-style-name="P14" draw:layer="layout" svg:width="0.073cm" svg:height="0.073cm" svg:x="6.833cm" svg:y="13.167cm" svg:viewBox="0 0 74 74" svg:d="M37 74c10 0 19-4 26-11s11-16 11-26c0-9-4-20-11-27s-16-10-26-10c-9 0-20 3-27 10s-10 18-10 27c0 10 3 19 10 26s18 11 27 11z">
          <text:p/>
        </draw:path>
        <draw:path draw:style-name="gr25" draw:text-style-name="P14" draw:layer="layout" svg:width="0.073cm" svg:height="0.072cm" svg:x="4.865cm" svg:y="15.736cm" svg:viewBox="0 0 74 73" svg:d="M36 73c11 0 20-3 27-10 7-8 11-17 11-27 0-9-4-19-11-26s-16-10-27-10c-9 0-19 3-26 10s-10 17-10 26c0 10 3 19 10 27 7 7 17 10 26 10z">
          <text:p/>
        </draw:path>
        <draw:path draw:style-name="gr25" draw:text-style-name="P14" draw:layer="layout" svg:width="0.073cm" svg:height="0.073cm" svg:x="1.585cm" svg:y="13.167cm" svg:viewBox="0 0 74 74" svg:d="M36 74c10 0 20-4 27-11s11-16 11-26c0-9-4-20-11-27s-17-10-27-10c-9 0-18 3-25 10s-11 18-11 27c0 10 4 19 11 26s16 11 25 11z">
          <text:p/>
        </draw:path>
        <draw:path draw:style-name="gr25" draw:text-style-name="P14" draw:layer="layout" svg:width="0.073cm" svg:height="0.072cm" svg:x="4.209cm" svg:y="15.736cm" svg:viewBox="0 0 74 73" svg:d="M36 73c11 0 20-3 27-10 7-8 11-17 11-27 0-9-4-19-11-26s-16-10-27-10c-9 0-19 3-25 10-7 7-11 17-11 26 0 10 4 19 11 27 6 7 16 10 25 10z">
          <text:p/>
        </draw:path>
        <draw:path draw:style-name="gr25" draw:text-style-name="P14" draw:layer="layout" svg:width="0.073cm" svg:height="0.073cm" svg:x="2.241cm" svg:y="12.524cm" svg:viewBox="0 0 74 74" svg:d="M36 74c10 0 19-4 27-11 7-7 11-16 11-26 0-9-4-20-11-27-8-7-17-10-27-10-9 0-19 3-25 10-7 7-11 18-11 27 0 10 4 19 11 26 6 7 16 11 25 11z">
          <text:p/>
        </draw:path>
        <draw:path draw:style-name="gr25" draw:text-style-name="P14" draw:layer="layout" svg:width="0.073cm" svg:height="0.072cm" svg:x="3.552cm" svg:y="15.736cm" svg:viewBox="0 0 74 73" svg:d="M36 73c10 0 20-3 27-10 7-8 11-17 11-27 0-9-4-19-11-26s-17-10-27-10c-9 0-18 3-25 10s-11 17-11 26c0 10 4 19 11 27 7 7 16 10 25 10z">
          <text:p/>
        </draw:path>
        <draw:path draw:style-name="gr25" draw:text-style-name="P14" draw:layer="layout" svg:width="0.073cm" svg:height="0.073cm" svg:x="2.241cm" svg:y="10.597cm" svg:viewBox="0 0 74 74" svg:d="M36 74c10 0 19-4 27-12 7-7 11-16 11-26 0-9-4-19-11-26-8-6-17-10-27-10-9 0-19 4-25 10-7 7-11 17-11 26 0 10 4 19 11 26 6 8 16 12 25 12z">
          <text:p/>
        </draw:path>
        <draw:path draw:style-name="gr25" draw:text-style-name="P14" draw:layer="layout" svg:width="0.073cm" svg:height="0.073cm" svg:x="6.177cm" svg:y="12.524cm" svg:viewBox="0 0 74 74" svg:d="M37 74c10 0 19-4 26-11s11-16 11-26c0-9-4-20-11-27s-16-10-26-10c-9 0-20 3-26 10-7 7-11 18-11 27 0 10 4 19 11 26 6 7 17 11 26 11z">
          <text:p/>
        </draw:path>
        <draw:path draw:style-name="gr25" draw:text-style-name="P14" draw:layer="layout" svg:width="0.073cm" svg:height="0.072cm" svg:x="4.209cm" svg:y="16.379cm" svg:viewBox="0 0 74 73" svg:d="M36 73c11 0 20-3 27-11 7-7 11-16 11-26s-4-19-11-26-16-10-27-10c-9 0-19 3-25 10-7 7-11 16-11 26s4 19 11 26c6 8 16 11 25 11z">
          <text:p/>
        </draw:path>
        <draw:path draw:style-name="gr25" draw:text-style-name="P14" draw:layer="layout" svg:width="0.073cm" svg:height="0.073cm" svg:x="5.52cm" svg:y="11.882cm" svg:viewBox="0 0 74 74" svg:d="M37 74c10 0 19-4 26-11s11-16 11-26c0-9-4-19-11-26-7-8-16-11-26-11s-19 3-26 11c-7 7-11 17-11 26 0 10 4 19 11 26s16 11 26 11z">
          <text:p/>
        </draw:path>
        <draw:path draw:style-name="gr25" draw:text-style-name="P14" draw:layer="layout" svg:width="0.073cm" svg:height="0.072cm" svg:x="6.833cm" svg:y="16.379cm" svg:viewBox="0 0 74 73" svg:d="M37 73c10 0 19-3 26-11 7-7 11-16 11-26s-4-19-11-26-16-10-26-10c-9 0-20 3-27 10s-10 16-10 26 3 19 10 26c7 8 18 11 27 11z">
          <text:p/>
        </draw:path>
        <draw:path draw:style-name="gr25" draw:text-style-name="P14" draw:layer="layout" svg:width="0.073cm" svg:height="0.073cm" svg:x="7.488cm" svg:y="15.094cm" svg:viewBox="0 0 74 74" svg:d="M37 74c10 0 19-4 26-11s11-17 11-27c0-9-4-19-11-26s-16-10-26-10c-9 0-18 3-26 10-7 7-11 17-11 26 0 10 4 20 11 27 8 7 17 11 26 11z">
          <text:p/>
        </draw:path>
        <draw:path draw:style-name="gr25" draw:text-style-name="P14" draw:layer="layout" svg:width="0.073cm" svg:height="0.072cm" svg:x="7.488cm" svg:y="15.736cm" svg:viewBox="0 0 74 73" svg:d="M37 73c10 0 19-3 26-10 7-8 11-17 11-27 0-9-4-19-11-26s-16-10-26-10c-9 0-18 3-26 10-7 7-11 17-11 26 0 10 4 19 11 27 8 7 17 10 26 10z">
          <text:p/>
        </draw:path>
        <draw:path draw:style-name="gr25" draw:text-style-name="P14" draw:layer="layout" svg:width="0.073cm" svg:height="0.073cm" svg:x="5.52cm" svg:y="11.239cm" svg:viewBox="0 0 74 74" svg:d="M37 74c10 0 19-4 26-11s11-16 11-26c0-9-4-19-11-26s-16-11-26-11-19 4-26 11-11 17-11 26c0 10 4 19 11 26s16 11 26 11z">
          <text:p/>
        </draw:path>
        <draw:path draw:style-name="gr25" draw:text-style-name="P14" draw:layer="layout" svg:width="0.073cm" svg:height="0.073cm" svg:x="6.177cm" svg:y="11.882cm" svg:viewBox="0 0 74 74" svg:d="M37 74c10 0 19-4 26-11s11-16 11-26c0-9-4-19-11-26-7-8-16-11-26-11-9 0-20 3-26 11-7 7-11 17-11 26 0 10 4 19 11 26 6 7 17 11 26 11z">
          <text:p/>
        </draw:path>
        <draw:path draw:style-name="gr25" draw:text-style-name="P14" draw:layer="layout" svg:width="0.073cm" svg:height="0.073cm" svg:x="6.177cm" svg:y="13.167cm" svg:viewBox="0 0 74 74" svg:d="M37 74c10 0 19-4 26-11s11-16 11-26c0-9-4-20-11-27s-16-10-26-10c-9 0-20 3-26 10-7 7-11 18-11 27 0 10 4 19 11 26 6 7 17 11 26 11z">
          <text:p/>
        </draw:path>
        <draw:path draw:style-name="gr25" draw:text-style-name="P14" draw:layer="layout" svg:width="0.073cm" svg:height="0.073cm" svg:x="6.833cm" svg:y="13.809cm" svg:viewBox="0 0 74 74" svg:d="M37 74c10 0 19-4 26-11s11-16 11-26-4-20-11-27-16-10-26-10c-9 0-20 3-27 10s-10 17-10 27 3 19 10 26 18 11 27 11z">
          <text:p/>
        </draw:path>
        <draw:path draw:style-name="gr25" draw:text-style-name="P14" draw:layer="layout" svg:width="0.073cm" svg:height="0.073cm" svg:x="4.209cm" svg:y="12.524cm" svg:viewBox="0 0 74 74" svg:d="M36 74c11 0 20-4 27-11s11-16 11-26c0-9-4-20-11-27s-16-10-27-10c-9 0-19 3-25 10-7 7-11 18-11 27 0 10 4 19 11 26 6 7 16 11 25 11z">
          <text:p/>
        </draw:path>
        <draw:path draw:style-name="gr25" draw:text-style-name="P14" draw:layer="layout" svg:width="0.073cm" svg:height="0.073cm" svg:x="5.52cm" svg:y="15.094cm" svg:viewBox="0 0 74 74" svg:d="M37 74c10 0 19-4 26-11s11-17 11-27c0-9-4-19-11-26s-16-10-26-10-19 3-26 10-11 17-11 26c0 10 4 20 11 27s16 11 26 11z">
          <text:p/>
        </draw:path>
        <draw:path draw:style-name="gr25" draw:text-style-name="P14" draw:layer="layout" svg:width="0.073cm" svg:height="0.073cm" svg:x="4.865cm" svg:y="11.882cm" svg:viewBox="0 0 74 74" svg:d="M36 74c11 0 20-4 27-11s11-16 11-26c0-9-4-19-11-26-7-8-16-11-27-11-9 0-19 3-26 11-7 7-10 17-10 26 0 10 3 19 10 26s17 11 26 11z">
          <text:p/>
        </draw:path>
        <draw:path draw:style-name="gr25" draw:text-style-name="P14" draw:layer="layout" svg:width="0.073cm" svg:height="0.073cm" svg:x="6.833cm" svg:y="12.524cm" svg:viewBox="0 0 74 74" svg:d="M37 74c10 0 19-4 26-11s11-16 11-26c0-9-4-20-11-27s-16-10-26-10c-9 0-20 3-27 10s-10 18-10 27c0 10 3 19 10 26s18 11 27 11z">
          <text:p/>
        </draw:path>
        <draw:path draw:style-name="gr25" draw:text-style-name="P14" draw:layer="layout" svg:width="0.073cm" svg:height="0.073cm" svg:x="2.241cm" svg:y="13.167cm" svg:viewBox="0 0 74 74" svg:d="M36 74c10 0 19-4 27-11 7-7 11-16 11-26 0-9-4-20-11-27-8-7-17-10-27-10-9 0-19 3-25 10-7 7-11 18-11 27 0 10 4 19 11 26 6 7 16 11 25 11z">
          <text:p/>
        </draw:path>
        <draw:path draw:style-name="gr25" draw:text-style-name="P14" draw:layer="layout" svg:width="0.073cm" svg:height="0.073cm" svg:x="4.865cm" svg:y="10.597cm" svg:viewBox="0 0 74 74" svg:d="M36 74c11 0 20-4 27-12 7-7 11-16 11-26 0-9-4-19-11-26-7-6-16-10-27-10-9 0-19 4-26 10-7 7-10 17-10 26 0 10 3 19 10 26 7 8 17 12 26 12z">
          <text:p/>
        </draw:path>
        <draw:path draw:style-name="gr25" draw:text-style-name="P14" draw:layer="layout" svg:width="0.073cm" svg:height="0.073cm" svg:x="1.585cm" svg:y="15.094cm" svg:viewBox="0 0 74 74" svg:d="M36 74c10 0 20-4 27-11s11-17 11-27c0-9-4-19-11-26s-17-10-27-10c-9 0-18 3-25 10s-11 17-11 26c0 10 4 20 11 27s16 11 25 11z">
          <text:p/>
        </draw:path>
        <draw:path draw:style-name="gr25" draw:text-style-name="P14" draw:layer="layout" svg:width="0.073cm" svg:height="0.073cm" svg:x="6.833cm" svg:y="14.451cm" svg:viewBox="0 0 74 74" svg:d="M37 74c10 0 19-4 26-11s11-16 11-27c0-9-4-19-11-26s-16-10-26-10c-9 0-20 3-27 10s-10 17-10 26c0 11 3 20 10 27s18 11 27 11z">
          <text:p/>
        </draw:path>
        <draw:path draw:style-name="gr25" draw:text-style-name="P14" draw:layer="layout" svg:width="0.073cm" svg:height="0.073cm" svg:x="5.52cm" svg:y="10.597cm" svg:viewBox="0 0 74 74" svg:d="M37 74c10 0 19-4 26-12 7-7 11-16 11-26 0-9-4-19-11-26-7-6-16-10-26-10s-19 4-26 10c-7 7-11 17-11 26 0 10 4 19 11 26 7 8 16 12 26 12z">
          <text:p/>
        </draw:path>
        <draw:path draw:style-name="gr25" draw:text-style-name="P14" draw:layer="layout" svg:width="0.073cm" svg:height="0.072cm" svg:x="2.897cm" svg:y="16.379cm" svg:viewBox="0 0 74 73" svg:d="M36 73c10 0 20-3 27-11 7-7 11-16 11-26s-4-19-11-26-17-10-27-10c-9 0-19 3-26 10s-10 16-10 26 3 19 10 26c7 8 17 11 26 11z">
          <text:p/>
        </draw:path>
        <draw:path draw:style-name="gr25" draw:text-style-name="P14" draw:layer="layout" svg:width="0.073cm" svg:height="0.073cm" svg:x="2.897cm" svg:y="13.809cm" svg:viewBox="0 0 74 74" svg:d="M36 74c10 0 20-4 27-11s11-16 11-26-4-20-11-27-17-10-27-10c-9 0-19 3-26 10s-10 17-10 27 3 19 10 26 17 11 26 11z">
          <text:p/>
        </draw:path>
        <draw:path draw:style-name="gr25" draw:text-style-name="P14" draw:layer="layout" svg:width="0.073cm" svg:height="0.072cm" svg:x="6.177cm" svg:y="16.379cm" svg:viewBox="0 0 74 73" svg:d="M37 73c10 0 19-3 26-11 7-7 11-16 11-26s-4-19-11-26-16-10-26-10c-9 0-20 3-26 10-7 7-11 16-11 26s4 19 11 26c6 8 17 11 26 11z">
          <text:p/>
        </draw:path>
        <draw:path draw:style-name="gr25" draw:text-style-name="P14" draw:layer="layout" svg:width="0.073cm" svg:height="0.073cm" svg:x="2.241cm" svg:y="13.809cm" svg:viewBox="0 0 74 74" svg:d="M36 74c10 0 19-4 27-11 7-7 11-16 11-26s-4-20-11-27c-8-7-17-10-27-10-9 0-19 3-25 10-7 7-11 17-11 27s4 19 11 26c6 7 16 11 25 11z">
          <text:p/>
        </draw:path>
        <draw:path draw:style-name="gr25" draw:text-style-name="P14" draw:layer="layout" svg:width="0.073cm" svg:height="0.073cm" svg:x="2.897cm" svg:y="15.094cm" svg:viewBox="0 0 74 74" svg:d="M36 74c10 0 20-4 27-11s11-17 11-27c0-9-4-19-11-26s-17-10-27-10c-9 0-19 3-26 10s-10 17-10 26c0 10 3 20 10 27s17 11 26 11z">
          <text:p/>
        </draw:path>
        <draw:path draw:style-name="gr25" draw:text-style-name="P14" draw:layer="layout" svg:width="0.073cm" svg:height="0.073cm" svg:x="6.833cm" svg:y="11.882cm" svg:viewBox="0 0 74 74" svg:d="M37 74c10 0 19-4 26-11s11-16 11-26c0-9-4-19-11-26-7-8-16-11-26-11-9 0-20 3-27 11-7 7-10 17-10 26 0 10 3 19 10 26s18 11 27 11z">
          <text:p/>
        </draw:path>
        <draw:path draw:style-name="gr25" draw:text-style-name="P14" draw:layer="layout" svg:width="0.073cm" svg:height="0.073cm" svg:x="4.865cm" svg:y="15.094cm" svg:viewBox="0 0 74 74" svg:d="M36 74c11 0 20-4 27-11s11-17 11-27c0-9-4-19-11-26s-16-10-27-10c-9 0-19 3-26 10s-10 17-10 26c0 10 3 20 10 27s17 11 26 11z">
          <text:p/>
        </draw:path>
        <draw:path draw:style-name="gr25" draw:text-style-name="P14" draw:layer="layout" svg:width="0.073cm" svg:height="0.073cm" svg:x="3.552cm" svg:y="11.882cm" svg:viewBox="0 0 74 74" svg:d="M36 74c10 0 20-4 27-11s11-16 11-26c0-9-4-19-11-26-7-8-17-11-27-11-9 0-18 3-25 11-7 7-11 17-11 26 0 10 4 19 11 26s16 11 25 11z">
          <text:p/>
        </draw:path>
        <draw:path draw:style-name="gr25" draw:text-style-name="P14" draw:layer="layout" svg:width="0.073cm" svg:height="0.072cm" svg:x="2.897cm" svg:y="15.736cm" svg:viewBox="0 0 74 73" svg:d="M36 73c10 0 20-3 27-10 7-8 11-17 11-27 0-9-4-19-11-26s-17-10-27-10c-9 0-19 3-26 10s-10 17-10 26c0 10 3 19 10 27 7 7 17 10 26 10z">
          <text:p/>
        </draw:path>
        <draw:path draw:style-name="gr25" draw:text-style-name="P14" draw:layer="layout" svg:width="0.073cm" svg:height="0.073cm" svg:x="6.833cm" svg:y="15.094cm" svg:viewBox="0 0 74 74" svg:d="M37 74c10 0 19-4 26-11s11-17 11-27c0-9-4-19-11-26s-16-10-26-10c-9 0-20 3-27 10s-10 17-10 26c0 10 3 20 10 27s18 11 27 11z">
          <text:p/>
        </draw:path>
        <draw:path draw:style-name="gr25" draw:text-style-name="P14" draw:layer="layout" svg:width="0.073cm" svg:height="0.073cm" svg:x="3.552cm" svg:y="15.094cm" svg:viewBox="0 0 74 74" svg:d="M36 74c10 0 20-4 27-11s11-17 11-27c0-9-4-19-11-26s-17-10-27-10c-9 0-18 3-25 10s-11 17-11 26c0 10 4 20 11 27s16 11 25 11z">
          <text:p/>
        </draw:path>
        <draw:path draw:style-name="gr25" draw:text-style-name="P14" draw:layer="layout" svg:width="0.073cm" svg:height="0.073cm" svg:x="2.241cm" svg:y="15.094cm" svg:viewBox="0 0 74 74" svg:d="M36 74c10 0 19-4 27-11 7-7 11-17 11-27 0-9-4-19-11-26-8-7-17-10-27-10-9 0-19 3-25 10-7 7-11 17-11 26 0 10 4 20 11 27 6 7 16 11 25 11z">
          <text:p/>
        </draw:path>
        <draw:path draw:style-name="gr25" draw:text-style-name="P14" draw:layer="layout" svg:width="0.073cm" svg:height="0.073cm" svg:x="4.865cm" svg:y="13.809cm" svg:viewBox="0 0 74 74" svg:d="M36 74c11 0 20-4 27-11s11-16 11-26-4-20-11-27-16-10-27-10c-9 0-19 3-26 10s-10 17-10 27 3 19 10 26 17 11 26 11z">
          <text:p/>
        </draw:path>
        <draw:path draw:style-name="gr25" draw:text-style-name="P14" draw:layer="layout" svg:width="0.073cm" svg:height="0.073cm" svg:x="7.488cm" svg:y="11.239cm" svg:viewBox="0 0 74 74" svg:d="M37 74c10 0 19-4 26-11s11-16 11-26c0-9-4-19-11-26s-16-11-26-11c-9 0-18 4-26 11-7 7-11 17-11 26 0 10 4 19 11 26 8 7 17 11 26 11z">
          <text:p/>
        </draw:path>
        <draw:path draw:style-name="gr25" draw:text-style-name="P14" draw:layer="layout" svg:width="0.073cm" svg:height="0.073cm" svg:x="2.241cm" svg:y="14.451cm" svg:viewBox="0 0 74 74" svg:d="M36 74c10 0 19-4 27-11 7-7 11-16 11-27 0-9-4-19-11-26-8-7-17-10-27-10-9 0-19 3-25 10-7 7-11 17-11 26 0 11 4 20 11 27 6 7 16 11 25 11z">
          <text:p/>
        </draw:path>
        <draw:path draw:style-name="gr25" draw:text-style-name="P14" draw:layer="layout" svg:width="0.073cm" svg:height="0.072cm" svg:x="3.552cm" svg:y="16.379cm" svg:viewBox="0 0 74 73" svg:d="M36 73c10 0 20-3 27-11 7-7 11-16 11-26s-4-19-11-26-17-10-27-10c-9 0-18 3-25 10s-11 16-11 26 4 19 11 26c7 8 16 11 25 11z">
          <text:p/>
        </draw:path>
        <draw:path draw:style-name="gr25" draw:text-style-name="P14" draw:layer="layout" svg:width="0.073cm" svg:height="0.073cm" svg:x="4.209cm" svg:y="15.094cm" svg:viewBox="0 0 74 74" svg:d="M36 74c11 0 20-4 27-11s11-17 11-27c0-9-4-19-11-26s-16-10-27-10c-9 0-19 3-25 10-7 7-11 17-11 26 0 10 4 20 11 27 6 7 16 11 25 11z">
          <text:p/>
        </draw:path>
        <draw:path draw:style-name="gr25" draw:text-style-name="P14" draw:layer="layout" svg:width="0.073cm" svg:height="0.072cm" svg:x="6.177cm" svg:y="15.736cm" svg:viewBox="0 0 74 73" svg:d="M37 73c10 0 19-3 26-10 7-8 11-17 11-27 0-9-4-19-11-26s-16-10-26-10c-9 0-20 3-26 10-7 7-11 17-11 26 0 10 4 19 11 27 6 7 17 10 26 10z">
          <text:p/>
        </draw:path>
        <draw:path draw:style-name="gr25" draw:text-style-name="P14" draw:layer="layout" svg:width="0.073cm" svg:height="0.072cm" svg:x="1.585cm" svg:y="15.736cm" svg:viewBox="0 0 74 73" svg:d="M36 73c10 0 20-3 27-10 7-8 11-17 11-27 0-9-4-19-11-26s-17-10-27-10c-9 0-18 3-25 10s-11 17-11 26c0 10 4 19 11 27 7 7 16 10 25 10z">
          <text:p/>
        </draw:path>
        <draw:path draw:style-name="gr25" draw:text-style-name="P14" draw:layer="layout" svg:width="0.073cm" svg:height="0.073cm" svg:x="6.177cm" svg:y="13.809cm" svg:viewBox="0 0 74 74" svg:d="M37 74c10 0 19-4 26-11s11-16 11-26-4-20-11-27-16-10-26-10c-9 0-20 3-26 10-7 7-11 17-11 27s4 19 11 26c6 7 17 11 26 11z">
          <text:p/>
        </draw:path>
        <draw:path draw:style-name="gr25" draw:text-style-name="P14" draw:layer="layout" svg:width="0.073cm" svg:height="0.073cm" svg:x="4.865cm" svg:y="13.167cm" svg:viewBox="0 0 74 74" svg:d="M36 74c11 0 20-4 27-11s11-16 11-26c0-9-4-20-11-27s-16-10-27-10c-9 0-19 3-26 10s-10 18-10 27c0 10 3 19 10 26s17 11 26 11z">
          <text:p/>
        </draw:path>
        <draw:path draw:style-name="gr25" draw:text-style-name="P14" draw:layer="layout" svg:width="0.073cm" svg:height="0.073cm" svg:x="7.488cm" svg:y="12.524cm" svg:viewBox="0 0 74 74" svg:d="M37 74c10 0 19-4 26-11s11-16 11-26c0-9-4-20-11-27s-16-10-26-10c-9 0-18 3-26 10-7 7-11 18-11 27 0 10 4 19 11 26 8 7 17 11 26 11z">
          <text:p/>
        </draw:path>
        <draw:line draw:style-name="gr6" draw:text-style-name="P13" draw:layer="layout" svg:x1="1.537cm" svg:y1="16.494cm" svg:x2="1.537cm" svg:y2="10.552cm">
          <text:p/>
        </draw:line>
        <draw:line draw:style-name="gr6" draw:text-style-name="P13" draw:layer="layout" svg:x1="7.613cm" svg:y1="16.494cm" svg:x2="7.613cm" svg:y2="10.552cm">
          <text:p/>
        </draw:line>
        <draw:line draw:style-name="gr6" draw:text-style-name="P13" draw:layer="layout" svg:x1="1.537cm" svg:y1="16.494cm" svg:x2="7.613cm" svg:y2="16.494cm">
          <text:p/>
        </draw:line>
        <draw:line draw:style-name="gr6" draw:text-style-name="P13" draw:layer="layout" svg:x1="1.537cm" svg:y1="10.552cm" svg:x2="7.613cm" svg:y2="10.5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6T12:38:18.651917235</dc:date>
    <meta:editing-duration>PT3H39M52S</meta:editing-duration>
    <meta:editing-cycles>49</meta:editing-cycles>
    <meta:document-statistic meta:object-count="212"/>
  </office:meta>
</office:document-meta>
</file>